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outline1">
      <style:graphic-properties draw:auto-grow-width="true" fo:min-height="11.92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cm" style:writing-mode="lr-tb">
        <style:tab-stops/>
      </style:paragraph-properties>
      <style:text-properties fo:font-size="16pt" style:font-size-asian="16pt" style:font-size-complex="16pt"/>
    </style:style>
    <style:style style:name="P5" style:family="paragraph">
      <style:paragraph-properties fo:margin-top="0cm" fo:margin-bottom="0cm" style:writing-mode="lr-tb"/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RATS Architecture Design Team<text:line-break/>Status and Walkthrough</text:p>
          </draw:text-box>
        </draw:frame>
        <draw:frame presentation:style-name="pr2" draw:layer="layout" svg:width="11cm" svg:height="15.086cm" svg:x="1.4cm" svg:y="4.914cm" presentation:class="outline" presentation:user-transformed="true">
          <draw:text-box>
            <text:p><text:span text:style-name="T1">WHO: </text:span></text:p>
            <text:list text:style-name="L2">
              <text:list-item>
                <text:p><text:span text:style-name="T1">Henk Birholz(*)</text:span></text:p>
              </text:list-item>
              <text:list-item>
                <text:p><text:span text:style-name="T1">Thomas Fossati</text:span></text:p>
              </text:list-item>
              <text:list-item>
                <text:p><text:span text:style-name="T1">Andrew Guinn</text:span></text:p>
              </text:list-item>
              <text:list-item>
                <text:p><text:span text:style-name="T1">Thomas Hardjono</text:span></text:p>
              </text:list-item>
              <text:list-item>
                <text:p><text:span text:style-name="T1">Sarah C. Helble</text:span></text:p>
              </text:list-item>
              <text:list-item>
                <text:p><text:span text:style-name="T1">Eliot Lear</text:span></text:p>
              </text:list-item>
              <text:list-item>
                <text:p><text:span text:style-name="T1">Peter Lostcco</text:span></text:p>
              </text:list-item>
              <text:list-item>
                <text:p><text:span text:style-name="T1">Laurence Lundblade</text:span></text:p>
              </text:list-item>
              <text:list-item>
                <text:p><text:span text:style-name="T1">Nicolae PALADI</text:span></text:p>
              </text:list-item>
              <text:list-item>
                <text:p><text:span text:style-name="T1">Wei (William) Pan(*)</text:span></text:p>
              </text:list-item>
              <text:list-item>
                <text:p><text:span text:style-name="T1">Michael Richardson(*)</text:span></text:p>
              </text:list-item>
              <text:list-item>
                <text:p><text:span text:style-name="T1">Paul Rowe</text:span></text:p>
              </text:list-item>
              <text:list-item>
                <text:p><text:span text:style-name="T1">Ned Smith(*)</text:span></text:p>
              </text:list-item>
              <text:list-item>
                <text:p><text:span text:style-name="T1">Dave Thaler(*)</text:span></text:p>
              </text:list-item>
              <text:list-item>
                <text:p><text:span text:style-name="T1">Eric Voit</text:span></text:p>
              </text:list-item>
              <text:list-item>
                <text:p><text:span text:style-name="T1">Monty Wiseman</text:span></text:p>
              </text:list-item>
              <text:list-item>
                <text:p><text:span text:style-name="T1">Ling (Frank) Xia</text:span></text:p>
              </text:list-item>
            </text:list>
            <text:p/>
          </draw:text-box>
        </draw:frame>
        <draw:frame presentation:style-name="pr2" draw:text-style-name="P1" draw:layer="layout" svg:width="15.01cm" svg:height="14.486cm" svg:x="11.6cm" svg:y="4.914cm" presentation:class="outline" presentation:user-transformed="true">
          <draw:text-box>
            <text:p text:style-name="P1">WHEN: Tuesdays 10am EST. (+ a few Fridays/adhoc)</text:p>
            <text:p text:style-name="P1">14 meetings since IETF106</text:p>
            <text:p text:style-name="P1">ISSUES: 13 open, 20 closed</text:p>
            <text:p text:style-name="P1">Pull requests: </text:p>
            <text:p text:style-name="P1">2 open, 39 closed</text:p>
            <text:p text:style-name="P1">(*)-listed autho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draw:frame presentation:style-name="pr4" draw:layer="layout" svg:width="25.199cm" svg:height="3.506cm" svg:x="1.4cm" svg:y="0.837cm" presentation:class="title">
          <draw:text-box>
            <text:p>Overview of presentation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3">
              <text:list-item>
                <text:p><text:s/>Table of Contents</text:p>
              </text:list-item>
              <text:list-item>
                <text:p><text:s/>Summary of Open Issues</text:p>
              </text:list-item>
              <text:list-item>
                <text:p><text:s/>Work since IETF106 and last Virtual Interim meeting</text:p>
              </text:list-item>
              <text:list-item>
                <text:p><text:s/>Walk through</text:p>
              </text:list-item>
            </text:list>
          </draw:text-box>
        </draw:frame>
        <draw:frame presentation:style-name="pr5" draw:layer="layout" svg:width="12.297cm" svg:height="5.809cm" svg:x="14.313cm" svg:y="4.914cm" presentation:class="outline" presentation:placeholder="true">
          <draw:text-box/>
        </draw:frame>
        <draw:frame presentation:style-name="pr5" draw:layer="layout" svg:width="12.297cm" svg:height="5.809cm" svg:x="14.313cm" svg:y="11.27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Table of Contents</text:p>
          </draw:text-box>
        </draw:frame>
        <draw:frame presentation:style-name="pr6" draw:text-style-name="P4" draw:layer="layout" svg:width="15.335cm" svg:height="12.179cm" svg:x="-0.12cm" svg:y="4.914cm" presentation:class="outline" presentation:user-transformed="true">
          <draw:text-box>
            <text:p text:style-name="P4"><text:span text:style-name="T2"><text:s text:c="3"/></text:span><text:span text:style-name="T2">1. <text:s/>Introduction</text:span></text:p>
            <text:p text:style-name="P4"><text:span text:style-name="T2"><text:s text:c="3"/></text:span><text:span text:style-name="T2">2. <text:s/>Terminology</text:span></text:p>
            <text:p text:style-name="P4"><text:span text:style-name="T2"><text:s text:c="3"/></text:span><text:span text:style-name="T2">3. <text:s/>Reference Use Cases</text:span></text:p>
            <text:p text:style-name="P4"><text:span text:style-name="T2"><text:s text:c="5"/></text:span><text:span text:style-name="T2">3.1. <text:s/>Network Endpoint Assessment</text:span></text:p>
            <text:p text:style-name="P4"><text:span text:style-name="T2"><text:s text:c="5"/></text:span><text:span text:style-name="T2">3.2. <text:s/>Confidential Machine Learning (ML) </text:span><text:span text:style-name="T2">Model Protection</text:span></text:p>
            <text:p text:style-name="P4"><text:span text:style-name="T2"><text:s text:c="5"/></text:span><text:span text:style-name="T2">3.3. <text:s/>Confidential Data Retrieval</text:span></text:p>
            <text:p text:style-name="P4"><text:span text:style-name="T2"><text:s text:c="5"/></text:span><text:span text:style-name="T2">3.4. <text:s/>Critical Infrastructure Control</text:span></text:p>
            <text:p text:style-name="P4"><text:span text:style-name="T2"><text:s text:c="5"/></text:span><text:span text:style-name="T2">3.5. <text:s/>Trusted Execution Environment (TEE) </text:span><text:span text:style-name="T2">Provisioning</text:span></text:p>
            <text:p text:style-name="P4"><text:span text:style-name="T2"><text:s text:c="5"/></text:span><text:span text:style-name="T2">3.6. <text:s/>Hardware Watchdog</text:span></text:p>
            <text:p text:style-name="P4"><text:span text:style-name="T2"><text:s text:c="3"/></text:span><text:span text:style-name="T2">4. <text:s/>Architectural Overview</text:span></text:p>
            <text:p text:style-name="P4"><text:span text:style-name="T2"><text:s text:c="5"/></text:span><text:span text:style-name="T2">4.1. <text:s/>Two Types of Environments of an Attester</text:span></text:p>
            <text:p text:style-name="P4"><text:span text:style-name="T2"><text:s text:c="5"/></text:span><text:span text:style-name="T2">4.2. <text:s/>Layered Attestation Procedures</text:span></text:p>
            <text:p text:style-name="P4"><text:span text:style-name="T2"><text:s text:c="5"/></text:span><text:span text:style-name="T2">4.3. <text:s/>Composite Device</text:span></text:p>
            <text:p text:style-name="P4"><text:span text:style-name="T2"><text:s text:c="3"/></text:span><text:span text:style-name="T2">5. <text:s/>Topological Models</text:span></text:p>
            <text:p text:style-name="P4"><text:span text:style-name="T2"><text:s text:c="5"/></text:span><text:span text:style-name="T2">5.1. <text:s/>Passport Model</text:span></text:p>
            <text:p text:style-name="P4"><text:span text:style-name="T2"><text:s text:c="5"/></text:span><text:span text:style-name="T2">5.2. <text:s/>Background-Check Model</text:span></text:p>
            <text:p text:style-name="P4"><text:span text:style-name="T2"><text:s text:c="5"/></text:span><text:span text:style-name="T2">5.3. <text:s/>Combinations</text:span></text:p>
            <text:p text:style-name="P4"><text:span text:style-name="T2"/></text:p>
          </draw:text-box>
        </draw:frame>
        <draw:frame presentation:style-name="pr2" draw:text-style-name="P5" draw:layer="layout" svg:width="12.297cm" svg:height="12.179cm" svg:x="15.703cm" svg:y="4.8cm" presentation:class="outline" presentation:user-transformed="true">
          <draw:text-box>
            <text:p text:style-name="P5"><text:span text:style-name="T2"><text:s text:c="3"/></text:span><text:span text:style-name="T2">6. <text:s/>Trust Model</text:span></text:p>
            <text:p text:style-name="P5"><text:span text:style-name="T2"><text:s text:c="3"/></text:span><text:span text:style-name="T2">7. <text:s/>Conceptual Messages</text:span></text:p>
            <text:p text:style-name="P5"><text:span text:style-name="T2"><text:s text:c="5"/></text:span><text:span text:style-name="T2">7.1. <text:s/>Evidence</text:span></text:p>
            <text:p text:style-name="P5"><text:span text:style-name="T2"><text:s text:c="5"/></text:span><text:span text:style-name="T2">7.2. <text:s/>Endorsements</text:span></text:p>
            <text:p text:style-name="P5"><text:span text:style-name="T2"><text:s text:c="5"/></text:span><text:span text:style-name="T2">7.3. <text:s/>Attestation Results</text:span></text:p>
            <text:p text:style-name="P5"><text:span text:style-name="T2"><text:s text:c="3"/></text:span><text:span text:style-name="T2">8. <text:s/>Claims Encoding Formats</text:span></text:p>
            <text:p text:style-name="P5"><text:span text:style-name="T2"><text:s text:c="3"/></text:span><text:span text:style-name="T2">9. <text:s/>Freshness</text:span></text:p>
            <text:p text:style-name="P5"><text:span text:style-name="T2"><text:s text:c="3"/></text:span><text:span text:style-name="T2">10. Privacy Considerations</text:span></text:p>
            <text:p text:style-name="P5"><text:span text:style-name="T2"><text:s text:c="3"/></text:span><text:span text:style-name="T2">11. Security Considerations</text:span></text:p>
            <text:p text:style-name="P5"><text:span text:style-name="T2"><text:s text:c="3"/></text:span><text:span text:style-name="T2">12. IANA Considerations</text:span></text:p>
            <text:p text:style-name="P5"><text:span text:style-name="T2"><text:s text:c="3"/></text:span><text:span text:style-name="T2">13. Acknowledgments</text:span></text:p>
            <text:p text:style-name="P5"><text:span text:style-name="T2"><text:s text:c="3"/></text:span><text:span text:style-name="T2">14. Contributors</text:span></text:p>
            <text:p text:style-name="P5"><text:span text:style-name="T2"><text:s text:c="3"/></text:span><text:span text:style-name="T2">15. Refere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Open Issues / Pull Requests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#73 What </text:span><text:span text:style-name="T3">are "role </text:span><text:span text:style-name="T3">compositions</text:span><text:span text:style-name="T3">"?</text:span></text:p>
                <text:list>
                  <text:list-item>
                    <text:p><text:a xlink:href="https://github.com/ietf-rats-wg/architecture/issues/73" xlink:type="simple">https://github.com/ietf-rats-wg/architecture/issues/73</text:a></text:p>
                  </text:list-item>
                </text:list>
                <text:p/>
              </text:list-item>
              <text:list-item>
                <text:p><text:span text:style-name="T4">#71 Section 4.2 </text:span><text:span text:style-name="T4">and 4.3 should </text:span><text:span text:style-name="T4">use similar </text:span><text:span text:style-name="T4">conventions for </text:span><text:span text:style-name="T4">section names </text:span><text:span text:style-name="T4">and figures</text:span></text:p>
                <text:list>
                  <text:list-item>
                    <text:p><text:a xlink:href="https://github.com/ietf-rats-wg/architecture/issues/71" xlink:type="simple">https://github.com/ietf-rats-wg/architecture/issues/71</text:a></text:p>
                  </text:list-item>
                </text:list>
                <text:p/>
              </text:list-item>
              <text:list-item>
                <text:p><text:span text:style-name="T5">#69 create </text:span><text:span text:style-name="T5">pull requests </text:span><text:span text:style-name="T5">with time-</text:span><text:span text:style-name="T5">sequence and </text:span><text:span text:style-name="T5">table of time </text:span><text:span text:style-name="T5">points</text:span></text:p>
                <text:list>
                  <text:list-item>
                    <text:p><text:a xlink:href="https://github.com/ietf-rats-wg/architecture/issues/69" xlink:type="simple">https://github.com/ietf-rats-wg/architecture/issues/69</text:a></text:p>
                  </text:list-item>
                  <text:list-item>
                    <text:p>#75 Time considerations <text:a xlink:href="https://github.com/ietf-rats-wg/architecture/pull/75" xlink:type="simple">https://github.com/ietf-rats-wg/architecture/pull/75</text:a></text:p>
                    <text:p/>
                  </text:list-item>
                </text:list>
              </text:list-item>
              <text:list-item>
                <text:p><text:span text:style-name="T6">#67 Class of </text:span><text:span text:style-name="T6">claims for </text:span><text:span text:style-name="T6">messages that </text:span><text:span text:style-name="T6">'transit' entities </text:span><text:span text:style-name="T6">involved in </text:span><text:span text:style-name="T6">Role </text:span><text:span text:style-name="T6">interactions</text:span></text:p>
                <text:list>
                  <text:list-item>
                    <text:p><text:a xlink:href="https://github.com/ietf-rats-wg/architecture/issues/67" xlink:type="simple">https://github.com/ietf-rats-wg/architecture/issues/67</text:a></text:p>
                  </text:list-item>
                </text:list>
                <text:p/>
              </text:list-item>
              <text:list-item>
                <text:p><text:span text:style-name="T6">#66 Have </text:span><text:span text:style-name="T6">preferred </text:span><text:span text:style-name="T6">serialization </text:span><text:span text:style-name="T6">formats</text:span></text:p>
                <text:list>
                  <text:list-item>
                    <text:p><text:a xlink:href="https://github.com/ietf-rats-wg/architecture/issues/66" xlink:type="simple">https://github.com/ietf-rats-wg/architecture/issues/66</text:a></text:p>
                  </text:list-item>
                </text:list>
                <text:p/>
              </text:list-item>
              <text:list-item>
                <text:p><text:span text:style-name="T6">#65 More </text:span><text:span text:style-name="T6">thorough </text:span><text:span text:style-name="T6">definition of </text:span><text:span text:style-name="T6">Endorser or </text:span><text:span text:style-name="T6">Endorsement</text:span></text:p>
                <text:list>
                  <text:list-item>
                    <text:p><text:a xlink:href="https://github.com/ietf-rats-wg/architecture/issues/65" xlink:type="simple">https://github.com/ietf-rats-wg/architecture/issues/65</text:a></text:p>
                  </text:list-item>
                </text:list>
                <text:p/>
              </text:list-item>
              <text:list-item>
                <text:p><text:span text:style-name="T6">#57 Trust </text:span><text:span text:style-name="T6">Model Section, </text:span><text:span text:style-name="T6">Evidence </text:span><text:span text:style-name="T6">consumed by </text:span><text:span text:style-name="T6">an Endorser</text:span></text:p>
                <text:list>
                  <text:list-item>
                    <text:p><text:a xlink:href="https://github.com/ietf-rats-wg/architecture/issues/57" xlink:type="simple">https://github.com/ietf-rats-wg/architecture/issues/57</text:a></text:p>
                  </text:list-item>
                </text:list>
                <text:p/>
                <text:p/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6">#55 Evidence </text:span><text:span text:style-name="T6">description </text:span><text:span text:style-name="T6">misses the </text:span><text:span text:style-name="T6">mark</text:span></text:p>
                <text:list>
                  <text:list-item>
                    <text:p><text:a xlink:href="https://github.com/ietf-rats-wg/architecture/issues/55" xlink:type="simple">https://github.com/ietf-rats-wg/architecture/issues/55</text:a></text:p>
                  </text:list-item>
                </text:list>
                <text:p/>
              </text:list-item>
              <text:list-item>
                <text:p><text:span text:style-name="T6">#54 Attestation </text:span><text:span text:style-name="T6">Results </text:span><text:span text:style-name="T6">description too </text:span><text:span text:style-name="T6">limited</text:span></text:p>
                <text:list>
                  <text:list-item>
                    <text:p><text:a xlink:href="https://github.com/ietf-rats-wg/architecture/issues/54" xlink:type="simple">https://github.com/ietf-rats-wg/architecture/issues/54</text:a></text:p>
                  </text:list-item>
                </text:list>
                <text:p/>
              </text:list-item>
              <text:list-item>
                <text:p><text:span text:style-name="T6">#42 to what </text:span><text:span text:style-name="T6">extent does the </text:span><text:span text:style-name="T6">security </text:span><text:span text:style-name="T6">considerations </text:span><text:span text:style-name="T6">talk about how </text:span><text:span text:style-name="T6">long things are </text:span><text:span text:style-name="T6">valid?</text:span></text:p>
                <text:list>
                  <text:list-item>
                    <text:p><text:a xlink:href="https://github.com/ietf-rats-wg/architecture/issues/42" xlink:type="simple">https://github.com/ietf-rats-wg/architecture/issues/42</text:a></text:p>
                  </text:list-item>
                </text:list>
                <text:p/>
              </text:list-item>
              <text:list-item>
                <text:p><text:span text:style-name="T6">#39 It seems to </text:span><text:span text:style-name="T6">miss a final </text:span><text:span text:style-name="T6">conclusion for </text:span><text:span text:style-name="T6">the second </text:span><text:span text:style-name="T6">paragragh in </text:span><text:span text:style-name="T6">section 5.1</text:span></text:p>
                <text:list>
                  <text:list-item>
                    <text:p><text:a xlink:href="https://github.com/ietf-rats-wg/architecture/issues/39" xlink:type="simple">https://github.com/ietf-rats-wg/architecture/issues/39</text:a></text:p>
                  </text:list-item>
                </text:list>
                <text:p/>
              </text:list-item>
              <text:list-item>
                <text:p><text:span text:style-name="T6">#19 Entity and </text:span><text:span text:style-name="T6">Sub-Entity &amp; </text:span><text:span text:style-name="T6">Composite </text:span><text:span text:style-name="T6">Device and </text:span><text:span text:style-name="T6">Component</text:span></text:p>
                <text:list>
                  <text:list-item>
                    <text:p><text:a xlink:href="https://github.com/ietf-rats-wg/architecture/issues/19" xlink:type="simple">https://github.com/ietf-rats-wg/architecture/issues/19</text:a></text:p>
                  </text:list-item>
                </text:list>
                <text:p/>
              </text:list-item>
              <text:list-item>
                <text:p><text:span text:style-name="T6">#18 Claim is </text:span><text:span text:style-name="T6">used heavily </text:span><text:span text:style-name="T6">but not in the </text:span><text:span text:style-name="T6">terminology </text:span><text:span text:style-name="T6">section</text:span></text:p>
                <text:list>
                  <text:list-item>
                    <text:p><text:a xlink:href="https://github.com/ietf-rats-wg/architecture/issues/18" xlink:type="simple">https://github.com/ietf-rats-wg/architecture/issues/18</text:a></text:p>
                  </text:list-item>
                  <text:list-item>
                    <text:p>Define claim <text:a xlink:href="https://github.com/ietf-rats-wg/architecture/pull/74" xlink:type="simple">https://github.com/ietf-rats-wg/architecture/pull/74</text:a></text:p>
                    <text:p/>
                  </text:list-item>
                </text:list>
              </text:list-item>
              <text:list-item>
                <text:p>#60 Update Trust Model with Implicit Trust Example</text:p>
                <text:list>
                  <text:list-item>
                    <text:p><text:a xlink:href="https://github.com/ietf-rats-wg/architecture/pull/60" xlink:type="simple">https://github.com/ietf-rats-wg/architecture/pull/60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Previously Open Issu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Introduction!</text:span></text:p>
              </text:list-item>
              <text:list-item>
                <text:p><text:span text:style-name="T7">Terminology </text:span><text:span text:style-name="T7">discussion mostly </text:span><text:span text:style-name="T7">done</text:span></text:p>
                <text:list>
                  <text:list-item>
                    <text:p><text:span text:style-name="T8">Last argument is about </text:span><text:span text:style-name="T8">“Claim”</text:span></text:p>
                  </text:list-item>
                </text:list>
              </text:list-item>
              <text:list-item>
                <text:p><text:span text:style-name="T7">Need to get </text:span><text:span text:style-name="T7">consensus on </text:span><text:span text:style-name="T7">Layered approach </text:span><text:span text:style-name="T7">pull request</text:span></text:p>
              </text:list-item>
              <text:list-item>
                <text:p>Published -02: feature complete. </text:p>
                <text:list>
                  <text:list-item>
                    <text:p>Not all issues are show stoppers, some may be unresolva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Richardson</meta:initial-creator>
    <meta:creation-date>2020-02-04T17:40:14.149709256</meta:creation-date>
    <dc:date>2020-03-26T21:46:08.434548701</dc:date>
    <dc:creator>Michael Richardson</dc:creator>
    <meta:editing-duration>PT3H7M2S</meta:editing-duration>
    <meta:editing-cycles>5</meta:editing-cycles>
    <meta:generator>LibreOffice/5.2.7.2$Linux_X86_64 LibreOffice_project/20m0$Build-2</meta:generator>
    <meta:document-statistic meta:object-count="46"/>
  </office:meta>
</office:document-meta>
</file>